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Nota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e</text:p>
          </table:table-cell>
          <table:table-cell office:value-type="string">
            <text:p>Sobrenome</text:p>
          </table:table-cell>
          <table:table-cell office:value-type="string">
            <text:p>Número de identificação</text:p>
          </table:table-cell>
          <table:table-cell office:value-type="string">
            <text:p>Instituição</text:p>
          </table:table-cell>
          <table:table-cell office:value-type="string">
            <text:p>Departamento</text:p>
          </table:table-cell>
          <table:table-cell office:value-type="string">
            <text:p>Endereço de email</text:p>
          </table:table-cell>
          <table:table-cell office:value-type="string">
            <text:p>Questionário: Questionário (Real)</text:p>
          </table:table-cell>
          <table:table-cell office:value-type="string">
            <text:p>Questionário: Questionário (Real)</text:p>
          </table:table-cell>
          <table:table-cell office:value-type="string">
            <text:p>Total do curso (Real)</text:p>
          </table:table-cell>
          <table:table-cell office:value-type="string">
            <text:p>Último download realizado neste curso.</text:p>
          </table:table-cell>
        </table:table-row>
        <table:table-row>
          <table:table-cell office:value-type="string">
            <text:p>karina</text:p>
          </table:table-cell>
          <table:table-cell office:value-type="string">
            <text:p>almeid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arina.almeida130715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Diego</text:p>
          </table:table-cell>
          <table:table-cell office:value-type="string">
            <text:p>Almeida Pizz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ego.pizzi5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Maria Cleonice</text:p>
          </table:table-cell>
          <table:table-cell office:value-type="string">
            <text:p>Alves Barbosa de Franç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eotave@bol.com.br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20.00">
            <text:p>20.0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Roseli</text:p>
          </table:table-cell>
          <table:table-cell office:value-type="string">
            <text:p>Alves Lim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veslimaroseli107@gmail.com</text:p>
          </table:table-cell>
          <table:table-cell office:value-type="string">
            <text:p>-</text:p>
          </table:table-cell>
          <table:table-cell office:value-type="float" office:value="2.50">
            <text:p>2.50</text:p>
          </table:table-cell>
          <table:table-cell office:value-type="float" office:value="2.50">
            <text:p>2.5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Jayanne</text:p>
          </table:table-cell>
          <table:table-cell office:value-type="string">
            <text:p>Amar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ayanne_cristina@hot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Leidselma</text:p>
          </table:table-cell>
          <table:table-cell office:value-type="string">
            <text:p>Amorim de Sous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eidselma@hotmail.com</text:p>
          </table:table-cell>
          <table:table-cell office:value-type="float" office:value="7.50">
            <text:p>7.50</text:p>
          </table:table-cell>
          <table:table-cell office:value-type="float" office:value="7.50">
            <text:p>7.50</text:p>
          </table:table-cell>
          <table:table-cell office:value-type="float" office:value="15.00">
            <text:p>15.0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Ludmila Eliza</text:p>
          </table:table-cell>
          <table:table-cell office:value-type="string">
            <text:p>Andra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ud06eliza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jhovannaliz</text:p>
          </table:table-cell>
          <table:table-cell office:value-type="string">
            <text:p>arancibia fria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hovy_liz123@hot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Cibele adriana</text:p>
          </table:table-cell>
          <table:table-cell office:value-type="string">
            <text:p>Argen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ibaargento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Mateus</text:p>
          </table:table-cell>
          <table:table-cell office:value-type="string">
            <text:p>Assem Fernand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teusassem5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Claudia Alessandra</text:p>
          </table:table-cell>
          <table:table-cell office:value-type="string">
            <text:p>Betfuer Cirill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audiabetfuer@hot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liliane</text:p>
          </table:table-cell>
          <table:table-cell office:value-type="string">
            <text:p>bezerra lim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ligui_ed@hot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20.00">
            <text:p>20.0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Ana Paula</text:p>
          </table:table-cell>
          <table:table-cell office:value-type="string">
            <text:p>Breder Petrecca Medeir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apaulabrederpetrecca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20.00">
            <text:p>20.0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Matilde</text:p>
          </table:table-cell>
          <table:table-cell office:value-type="string">
            <text:p>Caetano Avil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tildecaviles@hot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Lislley</text:p>
          </table:table-cell>
          <table:table-cell office:value-type="string">
            <text:p>Cair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naliiscaires@gmail.com</text:p>
          </table:table-cell>
          <table:table-cell office:value-type="float" office:value="7.50">
            <text:p>7.50</text:p>
          </table:table-cell>
          <table:table-cell office:value-type="float" office:value="5.00">
            <text:p>5.00</text:p>
          </table:table-cell>
          <table:table-cell office:value-type="float" office:value="12.50">
            <text:p>12.5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Clariana</text:p>
          </table:table-cell>
          <table:table-cell office:value-type="string">
            <text:p>Cardoso dos Sant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ariana_csantos@hot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Cristiane</text:p>
          </table:table-cell>
          <table:table-cell office:value-type="string">
            <text:p>Cavicchioli Soto do Nascimen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ristianecsn83@hot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Taina</text:p>
          </table:table-cell>
          <table:table-cell office:value-type="string">
            <text:p>Chaia Rodrigu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cr2202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Débora</text:p>
          </table:table-cell>
          <table:table-cell office:value-type="string">
            <text:p>Corrêa Bernard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sio.deborabernardes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20.00">
            <text:p>20.0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Dina</text:p>
          </table:table-cell>
          <table:table-cell office:value-type="string">
            <text:p>Costa Silv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a35@msn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FABIOLA PAULA</text:p>
          </table:table-cell>
          <table:table-cell office:value-type="string">
            <text:p>COU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paulacouto@bol.com.br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PAULA</text:p>
          </table:table-cell>
          <table:table-cell office:value-type="string">
            <text:p>CRISTIANE ROMER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aula_crisromero@hot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George</text:p>
          </table:table-cell>
          <table:table-cell office:value-type="string">
            <text:p>da Costa Belo Feitos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eorge.costasbc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lidia fonseca</text:p>
          </table:table-cell>
          <table:table-cell office:value-type="string">
            <text:p>da silv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diafonsecasilva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Maria José</text:p>
          </table:table-cell>
          <table:table-cell office:value-type="string">
            <text:p>da Silv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uxanana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20.00">
            <text:p>20.0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Andreza</text:p>
          </table:table-cell>
          <table:table-cell office:value-type="string">
            <text:p>Da Silva Soar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dreza_soares@yahoo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naira</text:p>
          </table:table-cell>
          <table:table-cell office:value-type="string">
            <text:p>da silva swiecik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wiecikn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Luciana</text:p>
          </table:table-cell>
          <table:table-cell office:value-type="string">
            <text:p>Darezz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dldarezzo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Denise</text:p>
          </table:table-cell>
          <table:table-cell office:value-type="string">
            <text:p>Davide Roch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enise.daviderocha@gmail.com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andréa</text:p>
          </table:table-cell>
          <table:table-cell office:value-type="string">
            <text:p>de carvalho perei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drea.pereira@saobernardo.sp.gov.br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Keith</text:p>
          </table:table-cell>
          <table:table-cell office:value-type="string">
            <text:p>De Góis Ram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eith.gois@yahoo.com.br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cintia</text:p>
          </table:table-cell>
          <table:table-cell office:value-type="string">
            <text:p>de mattos viei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emattoscintia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20.00">
            <text:p>20.0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Fabiana</text:p>
          </table:table-cell>
          <table:table-cell office:value-type="string">
            <text:p>de Oliveira Souza Pa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abiana.oliver.souza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Daniela</text:p>
          </table:table-cell>
          <table:table-cell office:value-type="string">
            <text:p>de Paula Silva Marcia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nidepaulasilva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maria salete</text:p>
          </table:table-cell>
          <table:table-cell office:value-type="string">
            <text:p>de sous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sousa2010@hotmail.com</text:p>
          </table:table-cell>
          <table:table-cell office:value-type="float" office:value="10.00">
            <text:p>10.00</text:p>
          </table:table-cell>
          <table:table-cell office:value-type="float" office:value="7.50">
            <text:p>7.50</text:p>
          </table:table-cell>
          <table:table-cell office:value-type="float" office:value="17.50">
            <text:p>17.5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Maria José</text:p>
          </table:table-cell>
          <table:table-cell office:value-type="string">
            <text:p>de Sousa Mel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zzmjss1973@gmail.com</text:p>
          </table:table-cell>
          <table:table-cell office:value-type="float" office:value="7.50">
            <text:p>7.50</text:p>
          </table:table-cell>
          <table:table-cell office:value-type="float" office:value="10.00">
            <text:p>10.00</text:p>
          </table:table-cell>
          <table:table-cell office:value-type="float" office:value="17.50">
            <text:p>17.5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Ariane</text:p>
          </table:table-cell>
          <table:table-cell office:value-type="string">
            <text:p>de Souz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rianesouza90@yahoo.com</text:p>
          </table:table-cell>
          <table:table-cell office:value-type="float" office:value="5.00">
            <text:p>5.00</text:p>
          </table:table-cell>
          <table:table-cell office:value-type="float" office:value="7.50">
            <text:p>7.50</text:p>
          </table:table-cell>
          <table:table-cell office:value-type="float" office:value="12.50">
            <text:p>12.5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DANIELA</text:p>
          </table:table-cell>
          <table:table-cell office:value-type="string">
            <text:p>Dias da Silva Go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nidiass.danidiass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Maria C</text:p>
          </table:table-cell>
          <table:table-cell office:value-type="string">
            <text:p>Dias dos Sant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riaa.mlj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SIMONE EIKO TOI</text:p>
          </table:table-cell>
          <table:table-cell office:value-type="string">
            <text:p>DOS SANT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imoneeiko.santos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elane</text:p>
          </table:table-cell>
          <table:table-cell office:value-type="string">
            <text:p>durutei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uruteiaruas@hotmail.com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Alynne</text:p>
          </table:table-cell>
          <table:table-cell office:value-type="string">
            <text:p>Evangelista de Bri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ynnebrito@hot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camila</text:p>
          </table:table-cell>
          <table:table-cell office:value-type="string">
            <text:p>fagundes bue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milafagundesbueno@outlook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Cintia</text:p>
          </table:table-cell>
          <table:table-cell office:value-type="string">
            <text:p>Fernand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intiapedhomeop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Angélica</text:p>
          </table:table-cell>
          <table:table-cell office:value-type="string">
            <text:p>Fernandes de Freita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gelicaf.freitas@hotmail.com</text:p>
          </table:table-cell>
          <table:table-cell office:value-type="float" office:value="7.50">
            <text:p>7.50</text:p>
          </table:table-cell>
          <table:table-cell office:value-type="float" office:value="10.00">
            <text:p>10.00</text:p>
          </table:table-cell>
          <table:table-cell office:value-type="float" office:value="17.50">
            <text:p>17.5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Juliana</text:p>
          </table:table-cell>
          <table:table-cell office:value-type="string">
            <text:p>Fernandes Maris de Sous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u_maris@hot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20.00">
            <text:p>20.0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mariana</text:p>
          </table:table-cell>
          <table:table-cell office:value-type="string">
            <text:p>ferrei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rianaferreira0510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Ester</text:p>
          </table:table-cell>
          <table:table-cell office:value-type="string">
            <text:p>Ferreira dos Sant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santos12wb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Simone</text:p>
          </table:table-cell>
          <table:table-cell office:value-type="string">
            <text:p>Ferreira Florencio da Silv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imoneflorencio75@outlook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20.00">
            <text:p>20.0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Daienny</text:p>
          </table:table-cell>
          <table:table-cell office:value-type="string">
            <text:p>Ferreira Oh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iaa.ohsee@gmail.com</text:p>
          </table:table-cell>
          <table:table-cell office:value-type="float" office:value="7.50">
            <text:p>7.50</text:p>
          </table:table-cell>
          <table:table-cell office:value-type="float" office:value="10.00">
            <text:p>10.00</text:p>
          </table:table-cell>
          <table:table-cell office:value-type="float" office:value="17.50">
            <text:p>17.5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felicia</text:p>
          </table:table-cell>
          <table:table-cell office:value-type="string">
            <text:p>freitas dos sant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eliciappg@gmail.com</text:p>
          </table:table-cell>
          <table:table-cell office:value-type="float" office:value="7.50">
            <text:p>7.50</text:p>
          </table:table-cell>
          <table:table-cell office:value-type="float" office:value="10.00">
            <text:p>10.00</text:p>
          </table:table-cell>
          <table:table-cell office:value-type="float" office:value="17.50">
            <text:p>17.5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Mayara</text:p>
          </table:table-cell>
          <table:table-cell office:value-type="string">
            <text:p>Gabriella da Silva Hinh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yagabriella17@gmail.com</text:p>
          </table:table-cell>
          <table:table-cell office:value-type="float" office:value="7.50">
            <text:p>7.50</text:p>
          </table:table-cell>
          <table:table-cell office:value-type="float" office:value="10.00">
            <text:p>10.00</text:p>
          </table:table-cell>
          <table:table-cell office:value-type="float" office:value="17.50">
            <text:p>17.5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Jane Sueli</text:p>
          </table:table-cell>
          <table:table-cell office:value-type="string">
            <text:p>Garbel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anesg2009@hot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bruna</text:p>
          </table:table-cell>
          <table:table-cell office:value-type="string">
            <text:p>gaspa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runaesequiel@gmail.com</text:p>
          </table:table-cell>
          <table:table-cell office:value-type="float" office:value="7.50">
            <text:p>7.50</text:p>
          </table:table-cell>
          <table:table-cell office:value-type="float" office:value="7.50">
            <text:p>7.50</text:p>
          </table:table-cell>
          <table:table-cell office:value-type="float" office:value="15.00">
            <text:p>15.0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Solange</text:p>
          </table:table-cell>
          <table:table-cell office:value-type="string">
            <text:p>Gonçalv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ange19852011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Gerson</text:p>
          </table:table-cell>
          <table:table-cell office:value-type="string">
            <text:p>Guastali de Olivei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eguastalisa@hot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Maria Eduarda</text:p>
          </table:table-cell>
          <table:table-cell office:value-type="string">
            <text:p>Gutierres Mat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udagutierres@icloud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Meire</text:p>
          </table:table-cell>
          <table:table-cell office:value-type="string">
            <text:p>Ishimo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SHIMOTOMEIRE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MARINALVA</text:p>
          </table:table-cell>
          <table:table-cell office:value-type="string">
            <text:p>JACINTO FREIRE DOS SANT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RINALVA_FREIRE@YAHOO.COM.BR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Carlos</text:p>
          </table:table-cell>
          <table:table-cell office:value-type="string">
            <text:p>Janot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oiwin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Danilo kawabata</text:p>
          </table:table-cell>
          <table:table-cell office:value-type="string">
            <text:p>kawabat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awabata1205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Geruza Soraia</text:p>
          </table:table-cell>
          <table:table-cell office:value-type="string">
            <text:p>Lacerda Lei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eruzalacerda@outlook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Cinthia</text:p>
          </table:table-cell>
          <table:table-cell office:value-type="string">
            <text:p>Lefone da Silv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inthialsilva8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Juliana Lopes</text:p>
          </table:table-cell>
          <table:table-cell office:value-type="string">
            <text:p>Lei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uliana.lleite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20.00">
            <text:p>20.0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Shirlane</text:p>
          </table:table-cell>
          <table:table-cell office:value-type="string">
            <text:p>Lemos de Lucena Marqu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anelucena@yahoo.com.br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Joana</text:p>
          </table:table-cell>
          <table:table-cell office:value-type="string">
            <text:p>Lim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oana_limadesouza@outlook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Nathalia</text:p>
          </table:table-cell>
          <table:table-cell office:value-type="string">
            <text:p>Lim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at_slima@hot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ruthe</text:p>
          </table:table-cell>
          <table:table-cell office:value-type="string">
            <text:p>lim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maruthe3@gmail.com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juliana</text:p>
          </table:table-cell>
          <table:table-cell office:value-type="string">
            <text:p>lima dos sant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ulianalimadossantos13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TICIANA TRANJAN THON NOLASCO</text:p>
          </table:table-cell>
          <table:table-cell office:value-type="string">
            <text:p>LOP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ici_thon@hot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bruna</text:p>
          </table:table-cell>
          <table:table-cell office:value-type="string">
            <text:p>maia da cru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runaryanricardi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INGRID</text:p>
          </table:table-cell>
          <table:table-cell office:value-type="string">
            <text:p>MAIA RAMO BIZER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GRIDMAIA74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etiene</text:p>
          </table:table-cell>
          <table:table-cell office:value-type="string">
            <text:p>maria da  silv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hinaleao@hot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Jéssica</text:p>
          </table:table-cell>
          <table:table-cell office:value-type="string">
            <text:p>Maria Meduri Ferrei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essicammf2017@outlook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DANIELA</text:p>
          </table:table-cell>
          <table:table-cell office:value-type="string">
            <text:p>Marques Sebasti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nimarquess77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vitória aparecida</text:p>
          </table:table-cell>
          <table:table-cell office:value-type="string">
            <text:p>mendonça ferrei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i.mendonca96@gmail.com</text:p>
          </table:table-cell>
          <table:table-cell office:value-type="float" office:value="7.50">
            <text:p>7.50</text:p>
          </table:table-cell>
          <table:table-cell office:value-type="float" office:value="7.50">
            <text:p>7.50</text:p>
          </table:table-cell>
          <table:table-cell office:value-type="float" office:value="15.00">
            <text:p>15.0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ANA PAULA</text:p>
          </table:table-cell>
          <table:table-cell office:value-type="string">
            <text:p>MERBAC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apaula_merbach@yahoo.com.br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Ariadne</text:p>
          </table:table-cell>
          <table:table-cell office:value-type="string">
            <text:p>Monegatt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onegatto2839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20.00">
            <text:p>20.0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antonia</text:p>
          </table:table-cell>
          <table:table-cell office:value-type="string">
            <text:p>morei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tonia.ramos@hot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livia cristina</text:p>
          </table:table-cell>
          <table:table-cell office:value-type="string">
            <text:p>moreira da cru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viacruz.fono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Gislaine</text:p>
          </table:table-cell>
          <table:table-cell office:value-type="string">
            <text:p>Moreira Pinto dos Sant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isajoy2015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Fernanda</text:p>
          </table:table-cell>
          <table:table-cell office:value-type="string">
            <text:p>narva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ernanda_narvaes@hot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Viviane</text:p>
          </table:table-cell>
          <table:table-cell office:value-type="string">
            <text:p>Nascimento Martin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.martinez.s@hot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JULIANA</text:p>
          </table:table-cell>
          <table:table-cell office:value-type="string">
            <text:p>NER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ULIANA.LAIS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michele</text:p>
          </table:table-cell>
          <table:table-cell office:value-type="string">
            <text:p>nunes da silv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chele.geo2511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kerolyn dias da costa</text:p>
          </table:table-cell>
          <table:table-cell office:value-type="string">
            <text:p>olivei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erolynoliveira818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20.00">
            <text:p>20.0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Rodolfo</text:p>
          </table:table-cell>
          <table:table-cell office:value-type="string">
            <text:p>Olivei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odolfosamu2013@hot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Fernanda Carolina</text:p>
          </table:table-cell>
          <table:table-cell office:value-type="string">
            <text:p>Oliveira Santan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ernandacarolina_04@icloud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Jussara</text:p>
          </table:table-cell>
          <table:table-cell office:value-type="string">
            <text:p>Perei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jussara1109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Lais Maritsa</text:p>
          </table:table-cell>
          <table:table-cell office:value-type="string">
            <text:p>Pereira da Silv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ais.silva@saobernardo.sp.gov.br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Luciana Sakamoto</text:p>
          </table:table-cell>
          <table:table-cell office:value-type="string">
            <text:p>Per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kamotoluciana1@gmail.com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Ildonete</text:p>
          </table:table-cell>
          <table:table-cell office:value-type="string">
            <text:p>Raimun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ldonete.guete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Ana Carolina</text:p>
          </table:table-cell>
          <table:table-cell office:value-type="string">
            <text:p>Ramos Olivei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acarolina.fisiofmabc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20.00">
            <text:p>20.0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claudiane</text:p>
          </table:table-cell>
          <table:table-cell office:value-type="string">
            <text:p>rei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anareis383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FABIOLA</text:p>
          </table:table-cell>
          <table:table-cell office:value-type="string">
            <text:p>RESSUTT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abiola.ressutti@chmsbc.org.br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GISELLE</text:p>
          </table:table-cell>
          <table:table-cell office:value-type="string">
            <text:p>RIBEIR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iselleruana100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Débora</text:p>
          </table:table-cell>
          <table:table-cell office:value-type="string">
            <text:p>Ribeiro Branda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eborarbrandao@hot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Tatiana Ribeiro</text:p>
          </table:table-cell>
          <table:table-cell office:value-type="string">
            <text:p>Rodrigu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rtati80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CASSIA</text:p>
          </table:table-cell>
          <table:table-cell office:value-type="string">
            <text:p>RODRIGUES PEREIRA DOS SANT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ssia.rps@hot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karina hellen</text:p>
          </table:table-cell>
          <table:table-cell office:value-type="string">
            <text:p>salafi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arina_salafia@hot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Camila</text:p>
          </table:table-cell>
          <table:table-cell office:value-type="string">
            <text:p>Sampai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amilasamppaio@yahoo.com.br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VIVIAN TACIANA</text:p>
          </table:table-cell>
          <table:table-cell office:value-type="string">
            <text:p>SANTAN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ivian.santana@chmsbc.org.br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20.00">
            <text:p>20.0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ana paula dos</text:p>
          </table:table-cell>
          <table:table-cell office:value-type="string">
            <text:p>sant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essandrarenna6@gmail.com</text:p>
          </table:table-cell>
          <table:table-cell office:value-type="float" office:value="5.00">
            <text:p>5.00</text:p>
          </table:table-cell>
          <table:table-cell office:value-type="float" office:value="2.50">
            <text:p>2.50</text:p>
          </table:table-cell>
          <table:table-cell office:value-type="float" office:value="7.50">
            <text:p>7.5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Eliane</text:p>
          </table:table-cell>
          <table:table-cell office:value-type="string">
            <text:p>Santos Paiv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_lianes_paiva@hot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Homologação</text:p>
          </table:table-cell>
          <table:table-cell office:value-type="string">
            <text:p>SB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omologasbc@vanzolini-ead.org.br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float" office:value="7.50">
            <text:p>7.5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Lindinalva das Neves</text:p>
          </table:table-cell>
          <table:table-cell office:value-type="string">
            <text:p>Silv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indinalvadasnevessilva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Luciene</text:p>
          </table:table-cell>
          <table:table-cell office:value-type="string">
            <text:p>silv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ciceradasilva@gmail.com</text:p>
          </table:table-cell>
          <table:table-cell office:value-type="float" office:value="10.00">
            <text:p>10.00</text:p>
          </table:table-cell>
          <table:table-cell office:value-type="float" office:value="7.50">
            <text:p>7.50</text:p>
          </table:table-cell>
          <table:table-cell office:value-type="float" office:value="17.50">
            <text:p>17.5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Claudia</text:p>
          </table:table-cell>
          <table:table-cell office:value-type="string">
            <text:p>Silva dos Sant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laudya.mota@gmail.com</text:p>
          </table:table-cell>
          <table:table-cell office:value-type="float" office:value="7.50">
            <text:p>7.50</text:p>
          </table:table-cell>
          <table:table-cell office:value-type="float" office:value="10.00">
            <text:p>10.00</text:p>
          </table:table-cell>
          <table:table-cell office:value-type="float" office:value="17.50">
            <text:p>17.5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simone</text:p>
          </table:table-cell>
          <table:table-cell office:value-type="string">
            <text:p>silva mineir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simonemineirosilvaa@g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20.00">
            <text:p>20.0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Cintia</text:p>
          </table:table-cell>
          <table:table-cell office:value-type="string">
            <text:p>Soares de Oliveir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intia_soliveira@hotmail.com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20.00">
            <text:p>20.0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Hercules</text:p>
          </table:table-cell>
          <table:table-cell office:value-type="string">
            <text:p>Sous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ercules.sousa@yahoo.com.br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20.00">
            <text:p>20.0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Ana Paula</text:p>
          </table:table-cell>
          <table:table-cell office:value-type="string">
            <text:p>Souz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napaula.xuli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ELAINE CRISTINA</text:p>
          </table:table-cell>
          <table:table-cell office:value-type="string">
            <text:p>SOUZ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anysouzafisio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Larissa</text:p>
          </table:table-cell>
          <table:table-cell office:value-type="string">
            <text:p>Souza K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arissa.sds@outlook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Gabrielly</text:p>
          </table:table-cell>
          <table:table-cell office:value-type="string">
            <text:p>Souza Peque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gabrielly.gs600@g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Daniela</text:p>
          </table:table-cell>
          <table:table-cell office:value-type="string">
            <text:p>Souza Santan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aniela.oliveirasouza@hotmail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IRENE</text:p>
          </table:table-cell>
          <table:table-cell office:value-type="string">
            <text:p>TAVARE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rene.santostavares@hotmail.com</text:p>
          </table:table-cell>
          <table:table-cell office:value-type="float" office:value="5.00">
            <text:p>5.00</text:p>
          </table:table-cell>
          <table:table-cell office:value-type="float" office:value="10.00">
            <text:p>10.00</text:p>
          </table:table-cell>
          <table:table-cell office:value-type="float" office:value="15.00">
            <text:p>15.0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JAMILY</text:p>
          </table:table-cell>
          <table:table-cell office:value-type="string">
            <text:p>TEIXEIRA SANTO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AMILY.SANTOS@CHMSBC.ORG.BR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Profissional</text:p>
          </table:table-cell>
          <table:table-cell office:value-type="string">
            <text:p>Tes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fissional_teste@vanzolini-ead.org.br</text:p>
          </table:table-cell>
          <table:table-cell office:value-type="float" office:value="2.50">
            <text:p>2.50</text:p>
          </table:table-cell>
          <table:table-cell office:value-type="float" office:value="7.50">
            <text:p>7.50</text:p>
          </table:table-cell>
          <table:table-cell office:value-type="float" office:value="10.00">
            <text:p>10.00</text:p>
          </table:table-cell>
          <table:table-cell office:value-type="string">
            <text:p>1706291893</text:p>
          </table:table-cell>
        </table:table-row>
        <table:table-row>
          <table:table-cell office:value-type="string">
            <text:p>CRISTIANE APARECIDA</text:p>
          </table:table-cell>
          <table:table-cell office:value-type="string">
            <text:p>TRUPPEL AZEVED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ristruppel@yahoo.com.br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20.00">
            <text:p>20.00</text:p>
          </table:table-cell>
          <table:table-cell office:value-type="string">
            <text:p>170629189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3.10.2+ (Build: 20210312)</meta:generator>
    <meta:initial-creator>Roger Rocha da Silva</meta:initial-creator>
    <meta:creation-date>2024-01-26T14:58:13</meta:creation-date>
    <meta:document-statistic meta:table-count="1" meta:cell-count="0" meta:object-count="0"/>
  </office:meta>
</office:document-meta>
</file>